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1146in"/>
    </style:style>
    <style:style style:name="co3" style:family="table-column">
      <style:table-column-properties fo:break-before="auto" style:column-width="0.1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453in" fo:break-before="auto" style:use-optimal-row-height="false"/>
    </style:style>
    <style:style style:name="ro4" style:family="table-row">
      <style:table-row-properties style:row-height="0.137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13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4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4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4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4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43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2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4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64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6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4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4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4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46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94in" svg:stroke-color="#000000" draw:marker-start="Dimension_20_Lines" draw:marker-start-width="0.1969in" draw:marker-start-center="true" draw:marker-end="Arrow" draw:marker-end-width="0.1181in" draw:marker-end-center="false" draw:stroke-linejoin="none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0.5835in" svg:y1="6.0701in" svg:x2="16.7406in" svg:y2="6.0697in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!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!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office:value-type="string" calcext:value-type="string" table:number-columns-spanned="2" table:number-rows-spanned="1">
            <text:p>D2!</text:p>
          </table:table-cell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office:value-type="string" calcext:value-type="string" table:number-columns-spanned="2" table:number-rows-spanned="1">
            <text:p>D3!</text:p>
          </table:table-cell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office:value-type="string" calcext:value-type="string" table:number-columns-spanned="2" table:number-rows-spanned="1">
            <text:p>D4!</text:p>
          </table:table-cell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!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3</text:p>
          </table:table-cell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4</text:p>
          </table:table-cell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5</text:p>
          </table:table-cell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401" table:number-columns-spanned="2" table:number-rows-spanned="1"/>
          <table:covered-table-cell table:style-name="ce406"/>
          <table:table-cell table:style-name="ce63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1!</text:p>
          </table:table-cell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35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2!</text:p>
          </table:table-cell>
          <table:covered-table-cell table:style-name="ce406"/>
          <table:table-cell table:style-name="ce42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35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3!</text:p>
          </table:table-cell>
          <table:covered-table-cell table:style-name="ce406"/>
          <table:table-cell table:style-name="ce421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4!</text:p>
          </table:table-cell>
          <table:covered-table-cell table:style-name="ce406"/>
          <table:table-cell table:style-name="ce421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35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5!</text:p>
          </table:table-cell>
          <table:covered-table-cell table:style-name="ce406"/>
          <table:table-cell table:style-name="ce421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35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6!</text:p>
          </table:table-cell>
          <table:covered-table-cell table:style-name="ce406"/>
          <table:table-cell table:style-name="ce421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35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7!</text:p>
          </table:table-cell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35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8</text:p>
          </table:table-cell>
          <table:covered-table-cell table:style-name="ce406"/>
          <table:table-cell table:style-name="ce42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35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9#</text:p>
          </table:table-cell>
          <table:covered-table-cell table:style-name="ce406"/>
          <table:table-cell table:style-name="ce421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10!</text:p>
          </table:table-cell>
          <table:covered-table-cell table:style-name="ce406"/>
          <table:table-cell table:style-name="ce421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35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317" office:value-type="string" calcext:value-type="string" table:number-columns-spanned="2" table:number-rows-spanned="1">
            <text:p>D11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402" table:number-columns-spanned="2" table:number-rows-spanned="1"/>
          <table:covered-table-cell table:style-name="ce407"/>
          <table:table-cell table:style-name="ce6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2</text:p>
          </table:table-cell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36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3</text:p>
          </table:table-cell>
          <table:covered-table-cell table:style-name="ce407"/>
          <table:table-cell table:style-name="ce424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6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4</text:p>
          </table:table-cell>
          <table:covered-table-cell table:style-name="ce407"/>
          <table:table-cell table:style-name="ce424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5</text:p>
          </table:table-cell>
          <table:covered-table-cell table:style-name="ce407"/>
          <table:table-cell table:style-name="ce424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36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6</text:p>
          </table:table-cell>
          <table:covered-table-cell table:style-name="ce407"/>
          <table:table-cell table:style-name="ce424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36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7</text:p>
          </table:table-cell>
          <table:covered-table-cell table:style-name="ce407"/>
          <table:table-cell table:style-name="ce424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36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8</text:p>
          </table:table-cell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36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9</text:p>
          </table:table-cell>
          <table:covered-table-cell table:style-name="ce407"/>
          <table:table-cell table:style-name="ce424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6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10</text:p>
          </table:table-cell>
          <table:covered-table-cell table:style-name="ce407"/>
          <table:table-cell table:style-name="ce424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11</text:p>
          </table:table-cell>
          <table:covered-table-cell table:style-name="ce407"/>
          <table:table-cell table:style-name="ce424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36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318" office:value-type="string" calcext:value-type="string" table:number-columns-spanned="2" table:number-rows-spanned="1">
            <text:p>R12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0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1#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2#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3#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3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4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repeated="26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462" table:number-columns-spanned="2" table:number-rows-spanned="1"/>
          <table:covered-table-cell table:style-name="ce46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H9:'RTS-Template'.DS9 'RTS-Template'.P8:'RTS-Template'.Q8 'RTS-Template'.DH8:'RTS-Template'.DS8 'RTS-Template'.AC8:'RTS-Template'.AM8 'RTS-Template'.B8:'RTS-Template'.K9 'RTS-Template'.P9:'RTS-Template'.AO9 'RTS-Template'.AO8:'RTS-Template'.AO8 'RTS-Template'.AR8:'RTS-Template'.AS9 'RTS-Template'.AY8:'RTS-Template'.BI8 'RTS-Template'.AT9:'RTS-Template'.BK9 'RTS-Template'.BK8:'RTS-Template'.BK8 'RTS-Template'.BN8:'RTS-Template'.BO9 'RTS-Template'.BU8:'RTS-Template'.CE8 'RTS-Template'.BP9:'RTS-Template'.CG9 'RTS-Template'.CG8:'RTS-Template'.CG8 'RTS-Template'.CJ8:'RTS-Template'.CK9 'RTS-Template'.CQ8:'RTS-Template'.DA8 'RTS-Template'.CL9:'RTS-Template'.DC9 'RTS-Template'.DC8:'RTS-Template'.DC8 'RTS-Template'.DF8:'RTS-Template'.DG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T11:'RTS-Template'.T11 'RTS-Template'.AD11:'RTS-Template'.AD11 'RTS-Template'.AN11:'RTS-Template'.AN11 'RTS-Template'.AX11:'RTS-Template'.AX11 'RTS-Template'.BR11:'RTS-Template'.BR11 'RTS-Template'.CB11:'RTS-Template'.CB11 'RTS-Template'.CL11:'RTS-Template'.CL11 'RTS-Template'.CV11:'RTS-Template'.CV11 'RTS-Template'.DF11:'RTS-Template'.DF11 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T12:'RTS-Template'.T12 'RTS-Template'.AD12:'RTS-Template'.AD12 'RTS-Template'.AN12:'RTS-Template'.AN12 'RTS-Template'.AX12:'RTS-Template'.AX12 'RTS-Template'.BR12:'RTS-Template'.BR12 'RTS-Template'.CB12:'RTS-Template'.CB12 'RTS-Template'.CL12:'RTS-Template'.CL12 'RTS-Template'.CV12:'RTS-Template'.CV12 'RTS-Template'.DF12:'RTS-Template'.DF12 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 'RTS-Template'.V11:'RTS-Template'.V11 'RTS-Template'.AF11:'RTS-Template'.AF11 'RTS-Template'.AP11:'RTS-Template'.AP11 'RTS-Template'.AZ11:'RTS-Template'.AZ11 'RTS-Template'.BJ11:'RTS-Template'.BJ11 'RTS-Template'.CD11:'RTS-Template'.CD11 'RTS-Template'.CN11:'RTS-Template'.CN11 'RTS-Template'.CX11:'RTS-Template'.CX11 'RTS-Template'.DH11:'RTS-Template'.DH11 'RTS-Template'.X11:'RTS-Template'.X11 'RTS-Template'.AJ11:'RTS-Template'.AJ11 'RTS-Template'.AV11:'RTS-Template'.AV11 'RTS-Template'.BH11:'RTS-Template'.BH11 'RTS-Template'.BT11:'RTS-Template'.BT11 'RTS-Template'.CF11:'RTS-Template'.CF11 'RTS-Template'.CR11:'RTS-Template'.CR11 'RTS-Template'.DD11:'RTS-Template'.DD11 'RTS-Template'.DP11:'RTS-Template'.DP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 'RTS-Template'.V12:'RTS-Template'.V12 'RTS-Template'.AF12:'RTS-Template'.AF12 'RTS-Template'.AP12:'RTS-Template'.AP12 'RTS-Template'.AZ12:'RTS-Template'.AZ12 'RTS-Template'.BJ12:'RTS-Template'.BJ12 'RTS-Template'.CD12:'RTS-Template'.CD12 'RTS-Template'.CN12:'RTS-Template'.CN12 'RTS-Template'.CX12:'RTS-Template'.CX12 'RTS-Template'.DH12:'RTS-Template'.DH12 'RTS-Template'.X12:'RTS-Template'.X12 'RTS-Template'.AJ12:'RTS-Template'.AJ12 'RTS-Template'.AV12:'RTS-Template'.AV12 'RTS-Template'.BH12:'RTS-Template'.BH12 'RTS-Template'.BT12:'RTS-Template'.BT12 'RTS-Template'.CF12:'RTS-Template'.CF12 'RTS-Template'.CR12:'RTS-Template'.CR12 'RTS-Template'.DD12:'RTS-Template'.DD12 'RTS-Template'.DP12:'RTS-Template'.DP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 'RTS-Template'.AH11:'RTS-Template'.AH11 'RTS-Template'.AR11:'RTS-Template'.AR11 'RTS-Template'.BB11:'RTS-Template'.BB11 'RTS-Template'.BL11:'RTS-Template'.BL11 'RTS-Template'.BV11:'RTS-Template'.BV11 'RTS-Template'.CP11:'RTS-Template'.CP11 'RTS-Template'.CZ11:'RTS-Template'.CZ11 'RTS-Template'.DJ11:'RTS-Template'.DJ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 'RTS-Template'.AH12:'RTS-Template'.AH12 'RTS-Template'.AR12:'RTS-Template'.AR12 'RTS-Template'.BB12:'RTS-Template'.BB12 'RTS-Template'.BL12:'RTS-Template'.BL12 'RTS-Template'.BV12:'RTS-Template'.BV12 'RTS-Template'.CP12:'RTS-Template'.CP12 'RTS-Template'.CZ12:'RTS-Template'.CZ12 'RTS-Template'.DJ12:'RTS-Template'.DJ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 'RTS-Template'.Z11:'RTS-Template'.Z11 'RTS-Template'.AT11:'RTS-Template'.AT11 'RTS-Template'.BD11:'RTS-Template'.BD11 'RTS-Template'.BN11:'RTS-Template'.BN11 'RTS-Template'.BX11:'RTS-Template'.BX11 'RTS-Template'.CH11:'RTS-Template'.CH11 'RTS-Template'.DB11:'RTS-Template'.DB11 'RTS-Template'.DL11:'RTS-Template'.DL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 'RTS-Template'.Z12:'RTS-Template'.Z12 'RTS-Template'.AT12:'RTS-Template'.AT12 'RTS-Template'.BD12:'RTS-Template'.BD12 'RTS-Template'.BN12:'RTS-Template'.BN12 'RTS-Template'.BX12:'RTS-Template'.BX12 'RTS-Template'.CH12:'RTS-Template'.CH12 'RTS-Template'.DB12:'RTS-Template'.DB12 'RTS-Template'.DL12:'RTS-Template'.DL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 'RTS-Template'.AT8:'RTS-Template'.AU8 'RTS-Template'.BP8:'RTS-Template'.BQ8 'RTS-Template'.CL8:'RTS-Template'.CM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 'RTS-Template'.AV8:'RTS-Template'.AW8 'RTS-Template'.BR8:'RTS-Template'.BS8 'RTS-Template'.CN8:'RTS-Template'.CO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 'RTS-Template'.AX8:'RTS-Template'.AX8 'RTS-Template'.BT8:'RTS-Template'.BT8 'RTS-Template'.CP8:'RTS-Template'.CP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 'RTS-Template'.BJ8:'RTS-Template'.BJ8 'RTS-Template'.CF8:'RTS-Template'.CF8 'RTS-Template'.DB8:'RTS-Template'.DB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 'RTS-Template'.BL8:'RTS-Template'.BM9 'RTS-Template'.CH8:'RTS-Template'.CI9 'RTS-Template'.DD8:'RTS-Template'.DE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R11:'RTS-Template'.R11 'RTS-Template'.AB11:'RTS-Template'.AB11 'RTS-Template'.AL11:'RTS-Template'.AL11 'RTS-Template'.BF11:'RTS-Template'.BF11 'RTS-Template'.BP11:'RTS-Template'.BP11 'RTS-Template'.BZ11:'RTS-Template'.BZ11 'RTS-Template'.CJ11:'RTS-Template'.CJ11 'RTS-Template'.CT11:'RTS-Template'.CT11 'RTS-Template'.DN11:'RTS-Template'.DN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 'RTS-Template'.AB12:'RTS-Template'.AB12 'RTS-Template'.AL12:'RTS-Template'.AL12 'RTS-Template'.BF12:'RTS-Template'.BF12 'RTS-Template'.BP12:'RTS-Template'.BP12 'RTS-Template'.BZ12:'RTS-Template'.BZ12 'RTS-Template'.CJ12:'RTS-Template'.CJ12 'RTS-Template'.CT12:'RTS-Template'.CT12 'RTS-Template'.DN12:'RTS-Template'.DN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8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8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8" number:language="de" number:country="D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0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0P2" style:volatile="true" number:language="de" number:country="DE">
      <number:text> </number:text>
      <number:fill-character> </number:fill-character>
      <number:text>- € </number:text>
    </number:number-style>
    <number:text-style style:name="N10130" number:language="de" number:country="D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1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3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9P0"/>
    </number:number-style>
    <number:number-style style:name="N1011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number-style style:name="N10126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de" number:country="DE">
      <number:text> </number:text>
      <number:fill-character> </number:fill-character>
      <number:text>-    </number:text>
    </number:number-style>
    <number:text-style style:name="N10126" number:language="de" number:country="D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TS-Template" style:display-name="PageStyle_RTS-Templ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8T09:28:46</meta:creation-date>
    <meta:initial-creator>9999</meta:initial-creator>
    <dc:language>de-DE</dc:language>
    <dc:date>2022-07-03T15:07:28.947905238</dc:date>
    <meta:editing-cycles>45</meta:editing-cycles>
    <meta:editing-duration>PT5H9M58S</meta:editing-duration>
    <meta:generator>LibreOffice/7.3.4.2$Linux_X86_64 LibreOffice_project/3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3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